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Tangente de Perdas (%)</text:p>
          </table:table-cell>
          <table:table-cell office:value-type="string" calcext:value-type="string">
            <text:p>Corrente Aplicada (A)</text:p>
          </table:table-cell>
          <table:table-cell office:value-type="string" calcext:value-type="string">
            <text:p>Temperatura Ambiente (ºC)</text:p>
          </table:table-cell>
          <table:table-cell office:value-type="string" calcext:value-type="string">
            <text:p>Ponto Quente Externo (ºC)</text:p>
          </table:table-cell>
          <table:table-cell table:style-name="Default" office:value-type="string" calcext:value-type="string">
            <text:p>Hot spot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4.27" calcext:value-type="float">
            <text:p>44,27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8.91" calcext:value-type="float">
            <text:p>48,91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4.23" calcext:value-type="float">
            <text:p>54,23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9.3" calcext:value-type="float">
            <text:p>59,3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.27" calcext:value-type="float">
            <text:p>64,27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4.27" calcext:value-type="float">
            <text:p>44,27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8.74" calcext:value-type="float">
            <text:p>48,7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3.01" calcext:value-type="float">
            <text:p>53,01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7.43" calcext:value-type="float">
            <text:p>57,43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1.81" calcext:value-type="float">
            <text:p>61,81</text:p>
          </table:table-cell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6.13" calcext:value-type="float">
            <text:p>66,13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.53" calcext:value-type="float">
            <text:p>70,53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4.83" calcext:value-type="float">
            <text:p>74,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9.11" calcext:value-type="float">
            <text:p>79,11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.35261323" calcext:value-type="float">
            <text:p>50,35261323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5.1" calcext:value-type="float">
            <text:p>55,1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4.87" calcext:value-type="float">
            <text:p>64,87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4.92" calcext:value-type="float">
            <text:p>74,9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5.23" calcext:value-type="float">
            <text:p>85,23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5.85" calcext:value-type="float">
            <text:p>65,85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5.09" calcext:value-type="float">
            <text:p>75,09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4.87" calcext:value-type="float">
            <text:p>84,87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94.88" calcext:value-type="float">
            <text:p>94,88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5.33" calcext:value-type="float">
            <text:p>75,33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5.35" calcext:value-type="float">
            <text:p>85,3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5.31" calcext:value-type="float">
            <text:p>85,31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5.33" calcext:value-type="float">
            <text:p>95,33</text:p>
          </table:table-cell>
        </table:table-row>
        <table:table-row table:style-name="ro2" table:number-rows-repeated="26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04:12:29.136743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20:04:55.041396125</meta:creation-date>
    <meta:generator>LibreOffice/25.8.5.2$Linux_X86_64 LibreOffice_project/580$Build-2</meta:generator>
    <dc:date>2026-03-30T04:13:16.165722400</dc:date>
    <meta:editing-duration>PT2M55S</meta:editing-duration>
    <meta:editing-cycles>5</meta:editing-cycles>
    <meta:document-statistic meta:table-count="1" meta:cell-count="140" meta:object-count="0"/>
    <meta:user-defined meta:name="ProgId">Excel.Sheet</meta:user-defined>
  </office:meta>
</office:document-meta>
</file>